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subtitle" style:list-style-name="L2">
      <style:graphic-properties draw:fill-color="#ffffff" draw:auto-grow-height="true" fo:min-height="13.86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>
      <style:graphic-properties draw:fill-color="#ffffff" fo:min-height="19.6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text:enable-numbering="true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text-indent="0cm"/>
      <style:text-properties fo:font-size="54pt"/>
    </style:style>
    <style:style style:name="T1" style:family="text">
      <style:text-properties fo:font-size="4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weight="bold"/>
    </style:style>
    <style:style style:name="T5" style:family="text">
      <style:text-properties fo:font-size="5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1"><text:span text:style-name="T1">SELinux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Overview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p text:style-name="P4">Based on the security idea of Mandatory Access Control</text:p>
            <text:p text:style-name="P4">The software is like a framework for Linux security. </text:p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Features </text:p>
          </draw:text-box>
        </draw:frame>
        <draw:frame presentation:style-name="pr5" draw:text-style-name="P5" draw:layer="layout" svg:width="25.199cm" svg:height="13.86cm" svg:x="1.4cm" svg:y="4.914cm" presentation:class="subtitle">
          <draw:text-box>
            <text:list text:style-name="L2">
              <text:list-item>
                <text:p text:style-name="P5">Implements a Role-base access control and<text:line-break/> <text:s/>Sandboxing</text:p>
              </text:list-item>
            </text:list>
            <text:list text:style-name="L2">
              <text:list-item>
                <text:p text:style-name="P5">Logging and auting </text:p>
              </text:list-item>
            </text:list>
            <text:list text:style-name="L1">
              <text:list-item>
                <text:p text:style-name="P4"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How it work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Each process has a sandbox known as a domain</text:p>
            <text:p text:style-name="P4">The domain is set to a set of permissions for the program to follow</text:p>
            <text:p text:style-name="P4">Each process is labeled with information called a security context to enable the permissions 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Type enforcement </text:p>
          </draw:text-box>
        </draw:frame>
        <draw:frame presentation:style-name="pr2" draw:text-style-name="P1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Role based access control </text:p>
          </draw:text-box>
        </draw:frame>
        <draw:frame presentation:style-name="pr2" draw:text-style-name="P4" draw:layer="layout" svg:width="25.199cm" svg:height="17.772cm" svg:x="1.27cm" svg:y="3.818cm" presentation:class="subtitle" presentation:user-transformed="true">
          <draw:text-box>
            <text:list text:style-name="L1">
              <text:list-item>
                <text:p text:style-name="P4">Limits user access to a domain </text:p>
              </text:list-item>
            </text:list>
            <text:list text:style-name="L1">
              <text:list-item>
                <text:p text:style-name="P4">ie only certain users can access certain domains.</text:p>
              </text:list-item>
            </text:list>
            <text:list text:style-name="L2">
              <text:list-item>
                <text:p text:style-name="P5"><text:s/>Each user is set to a set of roles</text:p>
              </text:list-item>
            </text:list>
            <text:list text:style-name="L3">
              <text:list-item>
                <text:p text:style-name="P6"><text:s text:c="3"/># assigns roles staff_r and sysadm_r to user bill.</text:p>
              </text:list-item>
            </text:list>
            <text:list text:style-name="L3">
              <text:list-item>
                <text:p text:style-name="P6"><text:s text:c="3"/>user bill roles {staff_r sysadm_r} </text:p>
              </text:list-item>
            </text:list>
            <text:list text:style-name="L2">
              <text:list-item>
                <text:p text:style-name="P5"><text:s/>Processes can only transfer between roles only i <text:s text:c="2"/>if it's authorized to do so. Ex)</text:p>
              </text:list-item>
            </text:list>
            <text:list text:style-name="L2">
              <text:list-item>
                <text:p text:style-name="P6"><text:s/>#allows process in staff_r to transfor to sysadm_r</text:p>
              </text:list-item>
            </text:list>
            <text:list text:style-name="L2">
              <text:list-item>
                <text:p text:style-name="P6"><text:s text:c="5"/>allow staff_r sysadm_r <text:s/></text:p>
              </text:list-item>
            </text:list>
            <text:list text:style-name="L2">
              <text:list-item>
                <text:p text:style-name="P5"><text:s/>Roles are authorized to enter domains by the <text:s/>role statement Ex)</text:p>
              </text:list-item>
            </text:list>
            <text:list text:style-name="L2">
              <text:list-item>
                <text:p text:style-name="P6"><text:s text:c="10"/>role sysadm_r types ifconfig_t</text:p>
              </text:list-item>
            </text:list>
            <text:list text:style-name="L2">
              <text:list-item>
                <text:p text:style-name="P6"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Labeling <text:s/></text:p>
          </draw:text-box>
        </draw:frame>
        <draw:frame presentation:style-name="pr2" draw:text-style-name="P4" draw:layer="layout" svg:width="25.199cm" svg:height="15.038cm" svg:x="1.4cm" svg:y="4.325cm" presentation:class="subtitle" presentation:user-transformed="true">
          <draw:text-box>
            <text:p text:style-name="P4">How to find a label of a file?</text:p>
            <text:p text:style-name="P4"><text:s text:c="2"/>Ex. <text:s/>ls -Z file</text:p>
            <text:p text:style-name="P4"><text:s text:c="9"/>system_u:object_r:snort_exec_t</text:p>
            <text:p text:style-name="P4"><text:s text:c="9"/>user <text:s text:c="8"/>: <text:s text:c="2"/>role <text:s text:c="2"/>: <text:s text:c="5"/>type </text:p>
            <text:p text:style-name="P4"><text:s/></text:p>
            <text:p text:style-name="P4">-Z has been added to many other unix <text:tab/> <text:s/>commands to output the current label</text:p>
            <text:p text:style-name="P4">How to relabel the filesystems?</text:p>
            <text:p text:style-name="P4"><text:s text:c="4"/>setfile </text:p>
            <text:p text:style-name="P4"><text:s text:c="4"/>fileset</text:p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olicy 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Policy is a file that defines the <text:span text:style-name="T2">domain</text:span>, <text:span text:style-name="T2">security context</text:span> and <text:span text:style-name="T2">transitions</text:span></text:p>
            <text:p text:style-name="P4"><text:span text:style-name="T3"><text:s/></text:span><text:span text:style-name="T3">Selinux also implements a policy for users of the syst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Policy domain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p text:style-name="P4">FC file <text:s/>.fc <text:s/>ex. passws.fc</text:p>
            <text:p text:style-name="P4"><text:s text:c="3"/>specifies the security context of directors and <text:s text:c="8"/>file associated with the domain</text:p>
            <text:p text:style-name="P4">TE file .te <text:s/>ex. passws.te</text:p>
            <text:p text:style-name="P4"><text:s text:c="3"/>states the access control vectors and transitions <text:s text:c="5"/>associated with the domain</text:p>
            <text:p text:style-name="P4">file_context subdirectory</text:p>
            <text:p text:style-name="P4"><text:s text:c="3"/>used my the <text:span text:style-name="T4">setfiles</text:span> comma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Security attributes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p text:style-name="P4">User identity</text:p>
            <text:p text:style-name="P4"/>
            <text:p text:style-name="P4">Role</text:p>
            <text:p text:style-name="P4"/>
            <text:p text:style-name="P4">Type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 presentation:placeholder="true">
          <draw:text-box/>
        </draw:frame>
        <draw:frame presentation:style-name="pr7" draw:text-style-name="P7" draw:layer="layout" svg:width="25.199cm" svg:height="13.609cm" svg:x="1.4cm" svg:y="5.039cm" presentation:class="subtitle">
          <draw:text-box>
            <text:p text:style-name="P1"><text:span text:style-name="T5">M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Type enforcement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- Is used for MAC</text:p>
            <text:p text:style-name="P4">- operates on types associated to all resources via the security context </text:p>
            <text:p text:style-name="P4">- restricts the access of programs </text:p>
            <text:p text:style-name="P4">- helps to prevent programs from doing things they are not designed for</text:p>
            <text:p text:style-name="P4">- does not set permission to users only programs </text:p>
            <text:p text:style-name="P4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TE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Attributes – a grouping of types which are named </text:p>
            <text:p text:style-name="P4">Aliases – allows us to use defined alternate </text:p>
            <text:p text:style-name="P4"><text:s text:c="14"/><text:tab/>names for a type</text:p>
            <text:p text:style-name="P4">They are used to make managing and using types easier 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Types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1. Must be declared </text:p>
            <text:p text:style-name="P4"><text:s text:c="3"/>Ex.</text:p>
            <text:p text:style-name="P4"><text:s text:c="6"/>type back_t;</text:p>
            <text:p text:style-name="P4">2. State what the type can do </text:p>
            <text:p text:style-name="P4"><text:s text:c="3"/>allow backup_t httpd_user_content_t : file read;</text:p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4">Attributes</text:p>
          </draw:text-box>
        </draw:frame>
        <draw:frame presentation:style-name="pr7" draw:text-style-name="P1" draw:layer="layout" svg:width="25.199cm" svg:height="13.609cm" svg:x="1.4cm" svg:y="5.039cm" presentation:class="subtitle">
          <draw:text-box>
            <text:p text:style-name="P1">Makes life easier </text:p>
            <text:p text:style-name="P4">ex. a back up program needs access to every file type</text:p>
            <text:p text:style-name="P4">With attributes you would only need one name which will represent all the file types 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 presentation:placeholder="true">
          <draw:text-box/>
        </draw:frame>
        <draw:frame presentation:style-name="pr7" draw:text-style-name="P7" draw:layer="layout" svg:width="25.199cm" svg:height="13.609cm" svg:x="1.4cm" svg:y="5.039cm" presentation:class="subtitle">
          <draw:text-box>
            <text:p text:style-name="P1"><text:span text:style-name="T5">Learning SELinux by Exam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passwd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$ passwd <text:s text:c="2"/>// don't enter password</text:p>
            <text:p text:style-name="P4">// open another terminal </text:p>
            <text:p text:style-name="P4">$ su //note that regulare users can't see passwd because selinux blocks it <text:s/></text:p>
            <text:p text:style-name="P4">$ps axZ |grep passwd</text:p>
            <text:p text:style-name="P4"/>
            <text:p text:style-name="P4"><text:s text:c="3"/></text:p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Object Classes</text:p>
          </draw:text-box>
        </draw:frame>
        <draw:frame presentation:style-name="pr7" draw:text-style-name="P4" draw:layer="layout" svg:width="25.199cm" svg:height="17.772cm" svg:x="1.4cm" svg:y="2.959cm" presentation:class="subtitle" presentation:user-transformed="true">
          <draw:text-box>
            <text:p text:style-name="P4">- Object Classes represent all resources of a certain kind ex. File or a socket</text:p>
            <text:p text:style-name="P4">- A Object is just one file or socket </text:p>
            <text:p text:style-name="P4"/>
            <text:p text:style-name="P4">Ex of uses</text:p>
            <text:p text:style-name="P4"><text:s text:c="3"/>allow user_t bin_t : file {read excute getattr}</text:p>
            <text:p text:style-name="P4"><text:s text:c="4"/></text:p>
            <text:p text:style-name="P4">(file) is the object class. Processes with (user_t) type <text:s/>are allowed to read, execute and get attributes for all objects in the object class (file) that have the target type (bin_t) in their security context. </text:p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Object classes permisions 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ex. of a permission for a (file) object class </text:p>
            <text:p text:style-name="P4"><text:s text:c="5"/>append <text:s text:c="5"/>- append to a file</text:p>
            <text:p text:style-name="P4"><text:s text:c="5"/>create <text:s text:c="9"/>- make a new fil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Access Vector rules</text:p>
          </draw:text-box>
        </draw:frame>
        <draw:frame presentation:style-name="pr7" draw:text-style-name="P1" draw:layer="layout" svg:width="25.199cm" svg:height="13.671cm" svg:x="1.4cm" svg:y="5.008cm" presentation:class="subtitle" presentation:user-transformed="true">
          <draw:text-box>
            <text:p text:style-name="P4">1. Rule name - allow, dontaudit auditallow <text:s text:c="2"/></text:p>
            <text:p text:style-name="P4"><text:tab/><text:tab/><text:tab/><text:tab/> <text:tab/>neverallow</text:p>
            <text:p text:style-name="P4">2. Source Type(s) -</text:p>
            <text:p text:style-name="P4">3. Target type(s) -</text:p>
            <text:p text:style-name="P4">4. Object class(es) -</text:p>
            <text:p text:style-name="P4">5. Permissions -</text:p>
            <text:p text:style-name="P4">Ex.</text:p>
            <text:p text:style-name="P4"><text:s text:c="3"/>allow user_t bin_t : file execute; </text:p>
            <text:p text:style-name="P4">note:</text:p>
            <text:p text:style-name="P4"><text:s text:c="7"/>can't remove a rule that another rule allows 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More AV rules</text:p>
          </draw:text-box>
        </draw:frame>
        <draw:frame presentation:style-name="pr7" draw:text-style-name="P1" draw:layer="layout" svg:width="25.199cm" svg:height="17.772cm" svg:x="1.4cm" svg:y="2.959cm" presentation:class="subtitle" presentation:user-transformed="true">
          <draw:text-box>
            <text:list text:style-name="L2">
              <text:list-item>
                <text:p text:style-name="P5"><text:s/>{ } - are used if using more then one type or attribute</text:p>
              </text:list-item>
            </text:list>
            <text:list text:style-name="L2">
              <text:list-item>
                <text:p text:style-name="P5"><text:s/>self – special keyword </text:p>
              </text:list-item>
            </text:list>
            <text:list text:style-name="L2">
              <text:list-item>
                <text:p text:style-name="P5"><text:s/>Type negation – used to remove a type from a list of types like from a attribute.</text:p>
              </text:list-item>
            </text:list>
            <text:list text:style-name="L1">
              <text:list-item>
                <text:p text:style-name="P4"><text:s text:c="2"/>ex.</text:p>
              </text:list-item>
            </text:list>
            <text:list text:style-name="L1">
              <text:list-item>
                <text:p text:style-name="P4"><text:s text:c="2"/>Allow domain {exec_type -sbin_t} : file execute</text:p>
              </text:list-item>
            </text:list>
            <text:list text:style-name="L2">
              <text:list-item>
                <text:p text:style-name="P5"><text:s/>* (wild card)</text:p>
              </text:list-item>
            </text:list>
            <text:list text:style-name="L1">
              <text:list-item>
                <text:p text:style-name="P4"><text:s text:c="3"/>ex allow user_t bin_t : {file dir} * ;</text:p>
              </text:list-item>
            </text:list>
            <text:list text:style-name="L1">
              <text:list-item>
                <text:p text:style-name="P4"><text:s text:c="8"/>expands all the possible permissions for dir <text:s/></text:p>
              </text:list-item>
            </text:list>
            <text:list text:style-name="L1">
              <text:list-item>
                <text:p text:style-name="P4"><text:s text:c="7"/>not all for file </text:p>
              </text:list-item>
            </text:list>
            <text:list text:style-name="L2">
              <text:list-item>
                <text:p text:style-name="P5"><text:s/>~ </text:p>
              </text:list-item>
            </text:list>
            <text:list text:style-name="L1">
              <text:list-item>
                <text:p text:style-name="P4"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Type Rules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Defines default types for objects created or relabeled at runtime </text:p>
            <text:p text:style-name="P4">Two types rules:</text:p>
            <text:p text:style-name="P4"><text:s text:c="4"/>type_transition - defines a domain transition <text:s/><text:tab/></text:p>
            <text:p text:style-name="P4"><text:s text:c="31"/>and object creation </text:p>
            <text:p text:style-name="P4"><text:s text:c="4"/>type_change - <text:s/>defines default types for </text:p>
            <text:p text:style-name="P4"><text:s text:c="29"/>relabeling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Type Rule Syntax pg 115</text:p>
          </draw:text-box>
        </draw:frame>
        <draw:frame presentation:style-name="pr7" draw:text-style-name="P4" draw:layer="layout" svg:width="25.199cm" svg:height="13.671cm" svg:x="1.4cm" svg:y="5.008cm" presentation:class="subtitle" presentation:user-transformed="true">
          <draw:text-box>
            <text:p text:style-name="P4">Rule name – <text:s text:c="6"/>Type_transition or type_change</text:p>
            <text:p text:style-name="P4">Source type(s) – Types of the creating or owning</text:p>
            <text:p text:style-name="P4"><text:s text:c="27"/>process</text:p>
            <text:p text:style-name="P4">Target type(s) – Types of the object containing the </text:p>
            <text:p text:style-name="P4"><text:s text:c="27"/>new or relabeled object </text:p>
            <text:p text:style-name="P4">Object class(es) – The class of objects being </text:p>
            <text:p text:style-name="P4"><text:s text:c="31"/>created or relabeled </text:p>
            <text:p text:style-name="P4">Default type – The Single default type for the new </text:p>
            <text:p text:style-name="P4"><text:s text:c="23"/>or relabeled object</text:p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Type Rule Example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Simple</text:p>
            <text:p text:style-name="P4">type_transition user_t passwd_exec_t : process passwd_t;</text:p>
            <text:p text:style-name="P4"><text:s/>process of type user_t executes a file of type passwd_exec_t , the process type will attempt to transition by default to passwd_t 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type_transition usage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By default newly created objects gets the type of their parents </text:p>
            <text:p text:style-name="P4">Notes::</text:p>
            <text:p text:style-name="P4">** So type_transition lets us to overide these </text:p>
            <text:p text:style-name="P4"><text:s text:c="3"/>defaults</text:p>
            <text:p text:style-name="P4">Does not allows access, only provides a new type labeling default. <text:s text:c="2"/></text:p>
            <text:p text:style-name="P4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Default domain Transitions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Domain transitions - changes the type of a process when executing a file.</text:p>
            <text:p text:style-name="P4">EX.</text:p>
            <text:p text:style-name="P4"><text:s text:c="5"/>type_transition init_t apache_exec_t : process apache_t:</text:p>
            <text:p text:style-name="P4"><text:s text:c="2"/>process of type inti_t executes a file of type apache_exec_t the process type should be changed to apache_t. </text:p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4"><text:s text:c="22"/>Domain transitions </text:p>
          </draw:text-box>
        </draw:frame>
        <draw:frame presentation:style-name="pr8" draw:text-style-name="P4" draw:layer="layout" svg:width="25.199cm" svg:height="19.685cm" svg:x="1.471cm" svg:y="3.175cm" presentation:class="subtitle" presentation:user-transformed="true">
          <draw:text-box>
            <text:p text:style-name="P4">* Type transition can only happen if the policy </text:p>
            <text:p text:style-name="P4"><text:s text:c="3"/>allows the associated access</text:p>
            <text:p text:style-name="P4">* Domain transitions to success the policy must- </text:p>
            <text:p text:style-name="P4"><text:s text:c="2"/>Execute -The source type (init_t) must have <text:s text:c="3"/><text:tab/> <text:s/></text:p>
            <text:p text:style-name="P4"><text:s text:c="10"/>execute permissions for files with target <text:tab/></text:p>
            <text:p text:style-name="P4"><text:s text:c="10"/>type (apache_exe_t)</text:p>
            <text:p text:style-name="P4"><text:s text:c="3"/>Transition <text:s/>- The source domain (init_t) must </text:p>
            <text:p text:style-name="P4"><text:s text:c="22"/>have the transition permission to the</text:p>
            <text:p text:style-name="P4"><text:s text:c="22"/>default type (apache_t)</text:p>
            <text:p text:style-name="P4"><text:s text:c="3"/>Entrypoint – the new (default) type (apache_t) </text:p>
            <text:p text:style-name="P4"><text:s text:c="23"/>must have the entrypoint </text:p>
            <text:p text:style-name="P4"><text:s text:c="23"/>permission to file with the target </text:p>
            <text:p text:style-name="P4"><text:s text:c="23"/>type(apache_exec_t) </text:p>
            <text:p text:style-name="P4"><text:s text:c="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Domain transition 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Putting it all together the policy:</text:p>
            <text:p text:style-name="P4"><text:s text:c="4"/>type_transition init_t apache_exec_t : process</text:p>
            <text:p text:style-name="P4"><text:s text:c="4"/>allow init_t apache_exec_t : file execute;</text:p>
            <text:p text:style-name="P4"><text:s text:c="4"/>allow init_t apache_t :process transition;</text:p>
            <text:p text:style-name="P4"><text:s text:c="4"/>allow apache_t apache_exec_t :file entrypoint;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Domain transition </text:p>
          </draw:text-box>
        </draw:frame>
        <draw:frame presentation:style-name="pr7" draw:text-style-name="P1" draw:layer="layout" svg:width="25.199cm" svg:height="13.609cm" svg:x="1.4cm" svg:y="5.039cm" presentation:class="subtitle">
          <draw:text-box>
            <text:p text:style-name="P1">Important concept is entry point 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Object Transitions 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Sets the default type for a newly <text:s/>created object </text:p>
            <text:p text:style-name="P4">Ex. type_transitions passwd_t tmp_t : file passwd_tmp_t;</text:p>
            <text:p text:style-name="P4"><text:s/>Note must have access permsions to add_name write search for dir of type tmp_t and write and create for file of type passwd_tmp_t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Type Change Rules</text:p>
          </draw:text-box>
        </draw:frame>
        <draw:frame presentation:style-name="pr7" draw:text-style-name="P4" draw:layer="layout" svg:width="25.199cm" svg:height="15.038cm" svg:x="1.4cm" svg:y="4.325cm" presentation:class="subtitle" presentation:user-transformed="true">
          <draw:text-box>
            <text:p text:style-name="P4">Type_change </text:p>
            <text:p text:style-name="P4">Ex.</text:p>
            <text:p text:style-name="P4"><text:s text:c="3"/>type_change sysadm_t tty_device_t : chr_file sysadmin_tty_device_t;</text:p>
            <text:p text:style-name="P4">states when relabeling a character file of type tty_device_t for sysadm_t, the type sysadm_tty_device_t should be used </text:p>
            <text:p text:style-name="P4"/>
            <text:p text:style-name="P4">**Note:</text:p>
            <text:p text:style-name="P4"><text:s text:c="2"/>like type_transistion rule, type_change rules specify <text:s/>labeling defaults but do allow access.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Type change usage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Used by the login process to label the tty device for the user during login.</text:p>
            <text:p text:style-name="P4">Note:: </text:p>
            <text:p text:style-name="P4"><text:s text:c="3"/>seldom use type_change because they are usally used by core operating system services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 presentation:placeholder="true">
          <draw:text-box/>
        </draw:frame>
        <draw:frame presentation:style-name="pr7" draw:text-style-name="P1" draw:layer="layout" svg:width="25.199cm" svg:height="13.609cm" svg:x="1.4cm" svg:y="5.039cm" presentation:class="subtitle">
          <draw:text-box>
            <text:p text:style-name="P1">Policy 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Commands for native policy lan.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- Checkpolicy // complies from source file lowlevel</text:p>
            <text:p text:style-name="P4"><text:s text:c="2"/>ex policy.conf is source </text:p>
            <text:p text:style-name="P4">- load_policy //puts policy in the kernel</text:p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Types of policy module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- Monolithic policy </text:p>
            <text:p text:style-name="P4">- loadable modules </text:p>
            <text:p text:style-name="P4"><text:s text:c="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Policy </text:p>
          </draw:text-box>
        </draw:frame>
        <draw:frame presentation:style-name="pr7" draw:text-style-name="P1" draw:layer="layout" svg:width="25.199cm" svg:height="13.609cm" svg:x="1.4cm" svg:y="5.039cm" presentation:class="subtitle">
          <draw:text-box>
            <text:p text:style-name="P1">The policy must include all objects classes and permissions supported by SELinux kernel and other object managers.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text-style-name="P1" draw:layer="layout" svg:width="25.199cm" svg:height="3.256cm" svg:x="1.4cm" svg:y="0.962cm" presentation:class="title">
          <draw:text-box>
            <text:p text:style-name="P1">Linux audit framework</text:p>
          </draw:text-box>
        </draw:frame>
        <draw:frame presentation:style-name="pr7" draw:text-style-name="P1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26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6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22:12:07</meta:creation-date>
    <dc:creator>bk</dc:creator>
    <dc:date>2007-04-17T23:27:11</dc:date>
    <dc:language>en-US</dc:language>
    <meta:editing-cycles>8</meta:editing-cycles>
    <meta:editing-duration>P3DT21H12M35S</meta:editing-duration>
    <meta:user-defined meta:name="Info 1"/>
    <meta:user-defined meta:name="Info 2"/>
    <meta:user-defined meta:name="Info 3"/>
    <meta:user-defined meta:name="Info 4"/>
    <meta:document-statistic meta:object-count="175"/>
  </office:meta>
</office:document-meta>
</file>